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Charis SI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span text:style-name="T1"><text:s text:c="11"/></text:span>AFLA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<text:span text:style-name="T2">NOTES/ASN</text:span>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nkets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fol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fwiafʋwa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ien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nflo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lanb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 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 wog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ɔnkɔma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bwibw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wirɛ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odo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ap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w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abhɩ (fʋtʋtʋ, pɛpɛ,bibi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dogo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mawakʋt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ʋnswɛ (pɛpɛ,nymhɛ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gyʋgyʋr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klɛyihɛl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oto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ʋ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toboka, apwɛafita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otimans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utʋt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lʋnfɔl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plɛkp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ofɔnkru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ntakpla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mpoli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waɩtɔ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8"/><text:span text:style-name="T3">GBEDELƆ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NOTES/ A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gya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gyo ɔkwlɛ bi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saafi lafw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 ma ɩn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egyi mu nkulɛ n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medwu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 ansɩ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ɛ atɔkla afu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ʋn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aw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/>ƆMƐ / ƐM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NOTES/A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dʋ oy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kplɩ </text:p>
          </table:table-cell>
          <table:table-cell table:style-name="Table1.A2" office:value-type="string">
            <text:p text:style-name="Table_20_Contents">Ɔlakwɩɩ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a odwinsu</text:p>
          </table:table-cell>
          <table:table-cell table:style-name="Table1.A2" office:value-type="string">
            <text:p text:style-name="Table_20_Contents">Ɔdɛ ɔm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pu lafa</text:p>
          </table:table-cell>
          <table:table-cell table:style-name="Table1.A2" office:value-type="string">
            <text:p text:style-name="Table_20_Contents">ɔlakwɩ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matɔ, (akwɩɩtɔ)</text:p>
          </table:table-cell>
          <table:table-cell table:style-name="Table1.A2" office:value-type="string">
            <text:p text:style-name="Table_20_Contents">Bapʋ obitsitsa si akwɩɩtɔya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rada (akwɩɩtɔ kpatɔ)</text:p>
          </table:table-cell>
          <table:table-cell table:style-name="Table1.A2" office:value-type="string">
            <text:p text:style-name="Table_20_Contents">Atrada labu (ɔha lawʋ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tswɩnk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ɔ latsitsasi ɔlɔ</text:p>
          </table:table-cell>
          <table:table-cell table:style-name="Table1.A2" office:value-type="string">
            <text:p text:style-name="Table_20_Contents">Ɔha lakwɩ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u latsitsasi ɔlɔ</text:p>
          </table:table-cell>
          <table:table-cell table:style-name="Table1.A2" office:value-type="string">
            <text:p text:style-name="Table_20_Contents">Ɔha lakɩɩ omeenya ob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mɛsʋ bu</text:p>
          </table:table-cell>
          <table:table-cell table:style-name="Table1.A2" office:value-type="string">
            <text:p text:style-name="Table_20_Contents">Ɔdɛ ɔmɛ obugya ɔdɛ nʋ wʋ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SIAT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ONYA</text:p>
          </table:table-cell>
          <table:table-cell table:style-name="Table1.A2" office:value-type="string">
            <text:p text:style-name="Table_20_Contents">NOTES/ASƲN BAMBA</text:p>
          </table:table-cell>
          <table:table-cell table:style-name="Table1.C2" office:value-type="string">
            <text:p text:style-name="Table_20_Contents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 asɩ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lklʋn n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ts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b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kɩ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ulɩy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ʋlɩyɔ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si,nsiwa ɔbu ns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ʋ nsi</text:p>
          </table:table-cell>
          <table:table-cell table:style-name="Table1.A2" office:value-type="string">
            <text:p text:style-name="Table_20_Contents">Awʋtɔ tamata mʋ nts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wɛ ,ɔbʋ ɔdwɛ,ɔdwɛ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ʋ,ɔbu olʋ</text:p>
          </table:table-cell>
          <table:table-cell table:style-name="Table1.A2" office:value-type="string">
            <text:p text:style-name="Table_20_Contents">Olʋpu kpowʋnp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kwah/ɔnɔkwah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nsɩpɛ / olenbiapu</text:p>
          </table:table-cell>
          <table:table-cell table:style-name="Table1.A2" office:value-type="string">
            <text:p text:style-name="Table_20_Contents">Ɔfɛsɩ tɛfɛ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nsɩpɛ / ɔwa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ʋ enɔ</text:p>
          </table:table-cell>
          <table:table-cell table:style-name="Table1.A2" office:value-type="string">
            <text:p text:style-name="Table_20_Contents">Ofesia ah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yil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kp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yin asʋn (ɔbʋ,ɔtɔwa)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sɩ asʋn(ɔbʋ,ɔtɔw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ɔ b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Owi / ewi </text:p>
          </table:table-cell>
          <table:table-cell table:style-name="Table1.A2" office:value-type="string">
            <text:p text:style-name="Table_20_Contents">Mʋ ɩbɩ swɩ bʋ swɩ,mʋ ɩbɩ tɛda at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wikpl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wʋn wʋ</text:p>
          </table:table-cell>
          <table:table-cell table:style-name="Table1.A2" office:value-type="string">
            <text:p text:style-name="Table_20_Contents">Mʋ ansɩtɔ bʋ pɛl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ɛlɩ / ɔpɛl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tɩn</text:p>
          </table:table-cell>
          <table:table-cell table:style-name="Table1.A2" office:value-type="string">
            <text:p text:style-name="Table_20_Contents">Mʋ ɩwɩ lɛtɩ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mantic Domain................................. <text:s text:c="12"/>Date......2/11/2012............. <text:s text:c="6"/>No........</text:p>
        <text:p text:style-name="Header"/>
        <text:p text:style-name="Header">Recorder......OFORI.................... <text:s text:c="20"/>Glossed................................................</text:p>
        <text:p text:style-name="Header"/>
        <text:p text:style-name="Header">Keyboarded....LINDA..................... <text:s text:c="16"/>File Name.......................filed on EL PC dict fold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12:27</meta:creation-date>
    <dc:title>BalsaDefault</dc:title>
    <meta:editing-duration>PT53M16S</meta:editing-duration>
    <meta:editing-cycles>7</meta:editing-cycles>
    <meta:generator>LibreOffice/3.5$Linux_x86 LibreOffice_project/350m1$Build-2</meta:generator>
    <dc:date>2012-11-02T16:02:49</dc:date>
    <meta:document-statistic meta:table-count="1" meta:image-count="0" meta:object-count="0" meta:page-count="13" meta:paragraph-count="116" meta:word-count="231" meta:character-count="1648" meta:non-whitespace-character-count="1427"/>
    <meta:template xlink:type="simple" xlink:actuate="onRequest" xlink:title="BalsaDefault" xlink:href="../../.config/libreoffice/3/user/template/BalsaDefault.ott" meta:date="2012-11-02T11:12:26"/>
  </office:meta>
</office:document-meta>
</file>